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401" officeooo:paragraph-rsid="0009f401"/>
    </style:style>
    <style:style style:name="P2" style:family="paragraph" style:parent-style-name="Standard">
      <style:text-properties officeooo:rsid="0009f401" officeooo:paragraph-rsid="0009f401"/>
    </style:style>
    <style:style style:name="P3" style:family="paragraph" style:parent-style-name="Standard">
      <style:text-properties officeooo:rsid="000bc446" officeooo:paragraph-rsid="000bc446"/>
    </style:style>
    <style:style style:name="T1" style:family="text">
      <style:text-properties fo:color="#000000"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2:</text:p>
      <text:p text:style-name="P1"/>
      <text:p text:style-name="P1"><text:s text:c="2"/>guage:</text:p>
      <text:p text:style-name="P1">-43.2511</text:p>
      <text:p text:style-name="P1"/>
      <text:p text:style-name="P1"><text:s text:c="4"/>1.1571</text:p>
      <text:p text:style-name="P1"/>
      <text:p text:style-name="P1"><text:s text:c="3"/>-0.5402</text:p>
      <text:p text:style-name="P1"/>
      <text:p text:style-name="P1"/>
      <text:p text:style-name="P1">force =</text:p>
      <text:p text:style-name="P1"/>
      <text:p text:style-name="P1"><text:s text:c="3"/>-8.4493</text:p>
      <text:p text:style-name="P1"><text:s text:c="3"/>-6.8225</text:p>
      <text:p text:style-name="P1"><text:s text:c="4"/>0.1237</text:p>
      <text:p text:style-name="P1"/>
      <text:p text:style-name="P1">Config 2:</text:p>
      <text:p text:style-name="P1">guage:</text:p>
      <text:p text:style-name="P1"/>
      <text:p text:style-name="P1"><text:s text:c="2"/>-43.3781</text:p>
      <text:p text:style-name="P1"/>
      <text:p text:style-name="P1"><text:s text:c="4"/>5.3549</text:p>
      <text:p text:style-name="P1"/>
      <text:p text:style-name="P1"><text:s text:c="4"/>5.1595</text:p>
      <text:p text:style-name="P1"/>
      <text:p text:style-name="P1"/>
      <text:p text:style-name="P1">force =</text:p>
      <text:p text:style-name="P1"/>
      <text:p text:style-name="P1"><text:s text:c="3"/>-3.5098</text:p>
      <text:p text:style-name="P1"><text:s text:c="2"/>-12.0139</text:p>
      <text:p text:style-name="P1"><text:s text:c="3"/>-1.2205</text:p>
      <text:p text:style-name="P1"/>
      <text:p text:style-name="P1"/>
      <text:p text:style-name="P1"/>
      <text:p text:style-name="P3">At our config:</text:p>
      <text:p text:style-name="P3"/>
      <text:p text:style-name="P3"/>
      <text:p text:style-name="P3">heavy weight <text:s/>is<text:span text:style-name="T1"> <text:s text:c="3"/>8.4519</text:span></text:p>
      <text:p text:style-name="P3"><text:span text:style-name="T1"/></text:p>
      <text:p text:style-name="P3"><text:span text:style-name="T1">light weight is 5.1449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32:15.678633644</meta:creation-date>
    <dc:date>2017-10-11T14:06:38.762713889</dc:date>
    <meta:editing-duration>PT2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3" meta:character-count="227" meta:non-whitespace-character-count="174"/>
  </office:meta>
</office:document-meta>
</file>